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6c2f" officeooo:paragraph-rsid="001a6c2f"/>
    </style:style>
    <style:style style:name="P2" style:family="paragraph" style:parent-style-name="Standard">
      <style:paragraph-properties fo:text-align="center" style:justify-single-word="false"/>
      <style:text-properties officeooo:rsid="0015ee97" officeooo:paragraph-rsid="001a6c2f"/>
    </style:style>
    <style:style style:name="P3" style:family="paragraph" style:parent-style-name="Standard">
      <style:paragraph-properties fo:text-align="start" style:justify-single-word="false"/>
      <style:text-properties officeooo:paragraph-rsid="001ac39e"/>
    </style:style>
    <style:style style:name="P4" style:family="paragraph" style:parent-style-name="Standard" style:list-style-name="L1">
      <style:text-properties officeooo:rsid="001a6c2f" officeooo:paragraph-rsid="001a6c2f"/>
    </style:style>
    <style:style style:name="P5" style:family="paragraph" style:parent-style-name="Standard" style:list-style-name="L2">
      <style:text-properties officeooo:rsid="001a6c2f" officeooo:paragraph-rsid="001a6c2f"/>
    </style:style>
    <style:style style:name="P6" style:family="paragraph" style:parent-style-name="Standard" style:list-style-name="L3">
      <style:text-properties officeooo:rsid="001a6c2f" officeooo:paragraph-rsid="001a6c2f"/>
    </style:style>
    <style:style style:name="P7" style:family="paragraph" style:parent-style-name="Standard" style:list-style-name="L4">
      <style:text-properties officeooo:rsid="001a6c2f" officeooo:paragraph-rsid="001a6c2f"/>
    </style:style>
    <style:style style:name="P8" style:family="paragraph" style:parent-style-name="Standard" style:list-style-name="L5">
      <style:text-properties officeooo:rsid="001a6c2f" officeooo:paragraph-rsid="001a6c2f"/>
    </style:style>
    <style:style style:name="P9" style:family="paragraph" style:parent-style-name="Standard" style:list-style-name="L5">
      <style:text-properties officeooo:rsid="001a6c2f" officeooo:paragraph-rsid="00204e59"/>
    </style:style>
    <style:style style:name="P10" style:family="paragraph" style:parent-style-name="Standard" style:list-style-name="L6">
      <style:text-properties officeooo:rsid="001a6c2f" officeooo:paragraph-rsid="001a6c2f"/>
    </style:style>
    <style:style style:name="P11" style:family="paragraph" style:parent-style-name="Standard" style:list-style-name="L12">
      <style:text-properties officeooo:rsid="001a6c2f" officeooo:paragraph-rsid="001a6c2f"/>
    </style:style>
    <style:style style:name="P12" style:family="paragraph" style:parent-style-name="Standard" style:list-style-name="L12">
      <style:text-properties officeooo:rsid="001a6c2f" officeooo:paragraph-rsid="001ac39e"/>
    </style:style>
    <style:style style:name="P13" style:family="paragraph" style:parent-style-name="Standard" style:list-style-name="L13">
      <style:text-properties officeooo:rsid="001a6c2f" officeooo:paragraph-rsid="001ac39e"/>
    </style:style>
    <style:style style:name="P14" style:family="paragraph" style:parent-style-name="Standard" style:list-style-name="L14">
      <style:text-properties officeooo:rsid="001a6c2f" officeooo:paragraph-rsid="001ac39e"/>
    </style:style>
    <style:style style:name="P15" style:family="paragraph" style:parent-style-name="Standard" style:list-style-name="L15">
      <style:text-properties officeooo:rsid="001a6c2f" officeooo:paragraph-rsid="001ac39e"/>
    </style:style>
    <style:style style:name="P16" style:family="paragraph" style:parent-style-name="Standard" style:list-style-name="L16">
      <style:text-properties officeooo:rsid="001a6c2f" officeooo:paragraph-rsid="001ac39e"/>
    </style:style>
    <style:style style:name="P17" style:family="paragraph" style:parent-style-name="Standard" style:list-style-name="L17">
      <style:paragraph-properties fo:text-align="start" style:justify-single-word="false"/>
      <style:text-properties officeooo:rsid="001a6c2f" officeooo:paragraph-rsid="001ac39e"/>
    </style:style>
    <style:style style:name="P18" style:family="paragraph" style:parent-style-name="Standard" style:list-style-name="L18">
      <style:text-properties officeooo:rsid="001a6c2f" officeooo:paragraph-rsid="001ac39e"/>
    </style:style>
    <style:style style:name="P19" style:family="paragraph" style:parent-style-name="Standard" style:list-style-name="L19">
      <style:text-properties officeooo:rsid="001a6c2f" officeooo:paragraph-rsid="001ac39e"/>
    </style:style>
    <style:style style:name="P20" style:family="paragraph" style:parent-style-name="Standard" style:list-style-name="L19">
      <style:text-properties officeooo:rsid="001a6c2f" officeooo:paragraph-rsid="001b730a"/>
    </style:style>
    <style:style style:name="P21" style:family="paragraph" style:parent-style-name="Standard" style:list-style-name="L20">
      <style:text-properties officeooo:rsid="001a6c2f" officeooo:paragraph-rsid="001b730a"/>
    </style:style>
    <style:style style:name="P22" style:family="paragraph" style:parent-style-name="Standard" style:list-style-name="L21">
      <style:text-properties officeooo:rsid="001a6c2f" officeooo:paragraph-rsid="001b730a"/>
    </style:style>
    <style:style style:name="P23" style:family="paragraph" style:parent-style-name="Standard" style:list-style-name="L22">
      <style:text-properties officeooo:rsid="001a6c2f" officeooo:paragraph-rsid="001c75ed"/>
    </style:style>
    <style:style style:name="P24" style:family="paragraph" style:parent-style-name="Standard" style:list-style-name="L22">
      <style:text-properties officeooo:rsid="001a6c2f" officeooo:paragraph-rsid="001d74e5"/>
    </style:style>
    <style:style style:name="P25" style:family="paragraph" style:parent-style-name="Standard" style:list-style-name="L22">
      <style:text-properties officeooo:rsid="001a6c2f" officeooo:paragraph-rsid="001da227"/>
    </style:style>
    <style:style style:name="P26" style:family="paragraph" style:parent-style-name="Standard" style:list-style-name="L22">
      <style:text-properties officeooo:rsid="001a6c2f" officeooo:paragraph-rsid="001e3cc5"/>
    </style:style>
    <style:style style:name="P27" style:family="paragraph" style:parent-style-name="Standard" style:list-style-name="L22">
      <style:text-properties officeooo:rsid="001a6c2f" officeooo:paragraph-rsid="001a6c2f"/>
    </style:style>
    <style:style style:name="P28" style:family="paragraph" style:parent-style-name="Standard" style:list-style-name="L23">
      <style:text-properties officeooo:rsid="001a6c2f" officeooo:paragraph-rsid="001e3cc5"/>
    </style:style>
    <style:style style:name="P29" style:family="paragraph" style:parent-style-name="Standard" style:list-style-name="L24">
      <style:text-properties officeooo:rsid="001a6c2f" officeooo:paragraph-rsid="001e8ef4"/>
    </style:style>
    <style:style style:name="P30" style:family="paragraph" style:parent-style-name="Standard" style:list-style-name="L25">
      <style:text-properties officeooo:rsid="001a6c2f" officeooo:paragraph-rsid="001e8ef4"/>
    </style:style>
    <style:style style:name="P31" style:family="paragraph" style:parent-style-name="Standard" style:list-style-name="L26">
      <style:text-properties officeooo:rsid="001a6c2f" officeooo:paragraph-rsid="001e8ef4"/>
    </style:style>
    <style:style style:name="P32" style:family="paragraph" style:parent-style-name="Standard" style:list-style-name="L27">
      <style:text-properties officeooo:rsid="001a6c2f" officeooo:paragraph-rsid="001e8ef4"/>
    </style:style>
    <style:style style:name="P33" style:family="paragraph" style:parent-style-name="Standard" style:list-style-name="L6">
      <style:text-properties officeooo:paragraph-rsid="001a6c2f"/>
    </style:style>
    <style:style style:name="P34" style:family="paragraph" style:parent-style-name="Standard" style:list-style-name="L7">
      <style:text-properties officeooo:paragraph-rsid="001a6c2f"/>
    </style:style>
    <style:style style:name="P35" style:family="paragraph" style:parent-style-name="Standard" style:list-style-name="L7">
      <style:text-properties officeooo:rsid="0015ee97" officeooo:paragraph-rsid="001a6c2f"/>
    </style:style>
    <style:style style:name="P36" style:family="paragraph" style:parent-style-name="Standard" style:list-style-name="L8">
      <style:text-properties officeooo:rsid="0015ee97" officeooo:paragraph-rsid="001a6c2f"/>
    </style:style>
    <style:style style:name="P37" style:family="paragraph" style:parent-style-name="Standard" style:list-style-name="L9">
      <style:text-properties officeooo:rsid="0015ee97" officeooo:paragraph-rsid="001a6c2f"/>
    </style:style>
    <style:style style:name="P38" style:family="paragraph" style:parent-style-name="Standard" style:list-style-name="L10">
      <style:text-properties officeooo:rsid="0015ee97" officeooo:paragraph-rsid="001a6c2f"/>
    </style:style>
    <style:style style:name="P39" style:family="paragraph" style:parent-style-name="Standard" style:list-style-name="L11">
      <style:text-properties officeooo:rsid="0015ee97" officeooo:paragraph-rsid="001a6c2f"/>
    </style:style>
    <style:style style:name="P40" style:family="paragraph" style:parent-style-name="Standard" style:list-style-name="L17">
      <style:paragraph-properties fo:text-align="start" style:justify-single-word="false"/>
      <style:text-properties officeooo:rsid="001ac39e" officeooo:paragraph-rsid="001ac39e"/>
    </style:style>
    <style:style style:name="P41" style:family="paragraph" style:parent-style-name="Standard" style:list-style-name="L18">
      <style:text-properties officeooo:paragraph-rsid="001ac39e"/>
    </style:style>
    <style:style style:name="P42" style:family="paragraph" style:parent-style-name="Heading_20_3">
      <style:paragraph-properties fo:text-align="center" style:justify-single-word="false"/>
    </style:style>
    <style:style style:name="P43" style:family="paragraph" style:parent-style-name="Heading_20_3">
      <style:paragraph-properties fo:text-align="center" style:justify-single-word="false"/>
      <style:text-properties officeooo:paragraph-rsid="001a6c2f"/>
    </style:style>
    <style:style style:name="P44" style:family="paragraph" style:parent-style-name="Heading_20_3">
      <style:paragraph-properties fo:text-align="start" style:justify-single-word="false"/>
    </style:style>
    <style:style style:name="P45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a6c2f"/>
    </style:style>
    <style:style style:name="T2" style:family="text">
      <style:text-properties style:language-asian="zh" style:country-asian="CN"/>
    </style:style>
    <style:style style:name="T3" style:family="text">
      <style:text-properties officeooo:rsid="001ac39e" style:language-asian="zh" style:country-asian="CN"/>
    </style:style>
    <style:style style:name="T4" style:family="text">
      <style:text-properties officeooo:rsid="001a6c2f" style:language-asian="zh" style:country-asian="CN"/>
    </style:style>
    <style:style style:name="T5" style:family="text">
      <style:text-properties officeooo:rsid="001b730a" style:language-asian="zh" style:country-asian="CN"/>
    </style:style>
    <style:style style:name="T6" style:family="text">
      <style:text-properties officeooo:rsid="001c75ed" style:language-asian="zh" style:country-asian="CN"/>
    </style:style>
    <style:style style:name="T7" style:family="text">
      <style:text-properties officeooo:rsid="001d74e5" style:language-asian="zh" style:country-asian="CN"/>
    </style:style>
    <style:style style:name="T8" style:family="text">
      <style:text-properties officeooo:rsid="001da227" style:language-asian="zh" style:country-asian="CN"/>
    </style:style>
    <style:style style:name="T9" style:family="text">
      <style:text-properties officeooo:rsid="001e3cc5" style:language-asian="zh" style:country-asian="CN"/>
    </style:style>
    <style:style style:name="T10" style:family="text">
      <style:text-properties officeooo:rsid="001c75ed"/>
    </style:style>
    <style:style style:name="T11" style:family="text">
      <style:text-properties officeooo:rsid="001da227"/>
    </style:style>
    <style:style style:name="T12" style:family="text">
      <style:text-properties officeooo:rsid="001e3cc5"/>
    </style:style>
    <style:style style:name="T13" style:family="text">
      <style:text-properties officeooo:rsid="0015ee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输入输出</text:h>
      <text:h text:style-name="P42" text:outline-level="3">Pickling</text:h>
      <text:list xml:id="list7065686895840239080" text:style-name="L1">
        <text:list-item>
          <text:p text:style-name="P4">read_pickle(path)<text:tab/></text:p>
          <text:p text:style-name="P4">从指定的加载pickled pandas对象(或任何其他pickled对象)</text:p>
        </text:list-item>
      </text:list>
      <text:h text:style-name="P42" text:outline-level="3">Flat File</text:h>
      <text:list xml:id="list1072241383386755633" text:style-name="L2">
        <text:list-item>
          <text:p text:style-name="P5">read_table(filepath_or_buffer [，sep，...])<text:tab/></text:p>
          <text:p text:style-name="P5">将一般分隔文件读入DataFrame</text:p>
        </text:list-item>
        <text:list-item>
          <text:p text:style-name="P5">read_csv(filepath_or_buffer [，sep，...])<text:tab/></text:p>
          <text:p text:style-name="P5">将CSV(逗号分隔)文件读入DataFrame</text:p>
        </text:list-item>
        <text:list-item>
          <text:p text:style-name="P5">read_fwf(filepath_or_buffer [，colspecs，width])<text:tab/></text:p>
          <text:p text:style-name="P5">将固定宽度格式的行的表读入DataFrame</text:p>
        </text:list-item>
        <text:list-item>
          <text:p text:style-name="P5">read_msgpack(path_or_buf [，encoding，iterator])<text:tab/></text:p>
          <text:p text:style-name="P5">从指定的加载msgpack pandas对象</text:p>
        </text:list-item>
      </text:list>
      <text:h text:style-name="P42" text:outline-level="3">Clipboard</text:h>
      <text:list xml:id="list9204453511289114595" text:style-name="L3">
        <text:list-item>
          <text:p text:style-name="P6">read_clipboard(\ * \ * kwargs)<text:tab/></text:p>
          <text:p text:style-name="P6">从剪贴板读取文本并传递给read_table。</text:p>
        </text:list-item>
      </text:list>
      <text:h text:style-name="P42" text:outline-level="3">Excel</text:h>
      <text:list xml:id="list2910556886543540822" text:style-name="L4">
        <text:list-item>
          <text:p text:style-name="P7">read_excel(io [，sheetname，headers，...])<text:tab/></text:p>
          <text:p text:style-name="P7">将Excel表读入pandas DataFrame</text:p>
        </text:list-item>
        <text:list-item>
          <text:p text:style-name="P7">ExcelFile.parse([sheetname，header，...])<text:tab/><text:tab/><text:span text:style-name="T2">（解析）</text:span></text:p>
          <text:p text:style-name="P7">将指定的工作表解析到DataFrame中</text:p>
        </text:list-item>
      </text:list>
      <text:h text:style-name="P42" text:outline-level="3">JSON</text:h>
      <text:list xml:id="list7099736908490292245" text:style-name="L5">
        <text:list-item>
          <text:p text:style-name="P9">read_json([path_or_buf，orient，typ，dtype，...])<text:tab/><text:span text:style-name="T2">（转换为）</text:span></text:p>
          <text:p text:style-name="P8">将JSON字符串转换为pandas对象</text:p>
        </text:list-item>
        <text:list-item>
          <text:p text:style-name="P8">json_normalize(data [，record_path，meta，...])<text:tab/><text:tab/><text:span text:style-name="T2">（平面表格）</text:span></text:p>
          <text:p text:style-name="P8">将规范化的半结构化JSON数据转换为平面表格</text:p>
        </text:list-item>
      </text:list>
      <text:h text:style-name="P42" text:outline-level="3">HTML</text:h>
      <text:list xml:id="list2852693940082742712" text:style-name="L6">
        <text:list-item>
          <text:p text:style-name="P10">read_html(io [，match，flavor，header，...])<text:tab/></text:p>
          <text:p text:style-name="P10">将HTML表格读入DataFrame对象的list。</text:p>
        </text:list-item>
        <text:list-item>
          <text:p text:style-name="P33"><text:span text:style-name="T13">read_hdf(path_or_buf [，key])<text:tab/><text:tab/><text:tab/><text:tab/></text:span></text:p>
        </text:list-item>
      </text:list>
      <text:list xml:id="list5891211845157238493" text:style-name="L7">
        <text:list-header>
          <text:p text:style-name="P35">从存储中读取，如果文件打开了，就关闭它</text:p>
        </text:list-header>
        <text:list-item>
          <text:p text:style-name="P34"><text:span text:style-name="T13">HDFStore.put(key，value [，format，append])<text:tab/><text:tab/></text:span></text:p>
          <text:p text:style-name="P35">存储对象到HDFStore中</text:p>
        </text:list-item>
        <text:list-item>
          <text:p text:style-name="P35">HDFStore.append(key，value [，format，...])<text:tab/><text:tab/></text:p>
          <text:p text:style-name="P35"><text:span text:style-name="T2">将内容添加</text:span>到文件中的表。</text:p>
        </text:list-item>
        <text:list-item>
          <text:p text:style-name="P35">HDFStore.get(key)<text:tab/><text:tab/><text:tab/><text:tab/><text:tab/></text:p>
          <text:p text:style-name="P35">获取存储在文件中的pandas对象</text:p>
        </text:list-item>
        <text:list-item>
          <text:p text:style-name="P35">HDFStore.select(key [，where，start，stop，...])<text:tab/></text:p>
          <text:p text:style-name="P35">检索存储在文件中的pandas对象</text:p>
        </text:list-item>
      </text:list>
      <text:h text:style-name="P43" text:outline-level="3">SAS</text:h>
      <text:list xml:id="list1971727568399306789" text:style-name="L8">
        <text:list-item>
          <text:p text:style-name="P36">read_sas(filepath_or_buffer [，format，...])<text:tab/><text:tab/></text:p>
          <text:p text:style-name="P36">读取以XPORT或SAS7BDAT格式文件存储的SAS文</text:p>
        </text:list-item>
      </text:list>
      <text:h text:style-name="P43" text:outline-level="3"><text:soft-page-break/>SQL</text:h>
      <text:list xml:id="list8657402218784699344" text:style-name="L9">
        <text:list-item>
          <text:p text:style-name="P37">read_sql_table(table_name，con [，schema，...])<text:tab/></text:p>
          <text:p text:style-name="P37">将SQL数据库表读入DataFrame。</text:p>
        </text:list-item>
        <text:list-item>
          <text:p text:style-name="P37">read_sql_query(sql，con [，index_col，...])<text:tab/><text:tab/></text:p>
          <text:p text:style-name="P37">将SQL查询读入DataFrame。</text:p>
        </text:list-item>
        <text:list-item>
          <text:p text:style-name="P37">read_sql(sql，con [，index_col，...])<text:tab/><text:tab/><text:tab/></text:p>
          <text:p text:style-name="P37">将SQL查询或数据库表读入一个DataFrame。</text:p>
        </text:list-item>
      </text:list>
      <text:h text:style-name="P43" text:outline-level="3">Google BigQuery</text:h>
      <text:list xml:id="list5463106435317605729" text:style-name="L10">
        <text:list-item>
          <text:p text:style-name="P38">read_gbq(query [，project_id，index_col，...])<text:tab/></text:p>
          <text:p text:style-name="P38">从Google BigQuery加载数据。</text:p>
        </text:list-item>
        <text:list-item>
          <text:p text:style-name="P38">to_gbq(dataframe，destination_table，project_id)<text:tab/></text:p>
          <text:p text:style-name="P38">将DataFrame写入Google BigQuery表。</text:p>
        </text:list-item>
      </text:list>
      <text:h text:style-name="P43" text:outline-level="3">STATA</text:h>
      <text:list xml:id="list7293041063753334510" text:style-name="L11">
        <text:list-item>
          <text:p text:style-name="P39">read_stata(filepath_or_buffer [，...])<text:tab/><text:tab/></text:p>
          <text:p text:style-name="P39">将Stata文件读入DataFrame</text:p>
        </text:list-item>
        <text:list-item>
          <text:p text:style-name="P39">StataReader.data(\ * \ * kwargs)<text:tab/><text:tab/><text:tab/></text:p>
          <text:p text:style-name="P39">DEPRECATED：从Stata文件读取观察结果，将它们转换为数据帧</text:p>
        </text:list-item>
        <text:list-item>
          <text:p text:style-name="P39">StataReader.data_label()<text:tab/><text:tab/><text:tab/><text:tab/></text:p>
          <text:p text:style-name="P39">返回Stata文件的数据标签</text:p>
        </text:list-item>
        <text:list-item>
          <text:p text:style-name="P39">StataReader.value_labels()<text:tab/><text:tab/><text:tab/><text:tab/></text:p>
          <text:p text:style-name="P39">返回一个dict，关联每个变量名称一个dict</text:p>
        </text:list-item>
        <text:list-item>
          <text:p text:style-name="P39">StataReader.variable_labels()<text:tab/><text:tab/><text:tab/></text:p>
          <text:p text:style-name="P39">返回变量标签作为dict，关联每个变量名</text:p>
        </text:list-item>
        <text:list-item>
          <text:p text:style-name="P39">StataWriter.write_file()</text:p>
        </text:list-item>
      </text:list>
      <text:p text:style-name="P2"/>
      <text:p text:style-name="P2"/>
      <text:h text:style-name="P45" text:outline-level="1">一般操作</text:h>
      <text:h text:style-name="P42" text:outline-level="3">数据操作</text:h>
      <text:list xml:id="list5803256561634793397" text:style-name="L12">
        <text:list-item>
          <text:p text:style-name="P11">melt(frame [，id_vars，value_vars，var_name，...])<text:tab/></text:p>
          <text:p text:style-name="P11">将DataFrame从宽格式“不透明”为长格式，可选择离开</text:p>
        </text:list-item>
        <text:list-item>
          <text:p text:style-name="P11">pivot(index, columns, values)<text:tab/></text:p>
          <text:p text:style-name="P11">基于此DataFrame的3列生成'pivot'表。</text:p>
        </text:list-item>
        <text:list-item>
          <text:p text:style-name="P11">pivot_table(data [，values，index，columns，...])<text:tab/></text:p>
          <text:p text:style-name="P11">创建一个电子表格样式的数据透视表作为DataFrame。</text:p>
        </text:list-item>
        <text:list-item>
          <text:p text:style-name="P11">crosstab(索引，列[，values，rownames，...])<text:tab/>计</text:p>
          <text:p text:style-name="P11">算两个(或更多)因子的简单交叉列表。</text:p>
        </text:list-item>
        <text:list-item>
          <text:p text:style-name="P11">cut(x，bins [，right，labels，retbins，...])<text:tab/></text:p>
          <text:p text:style-name="P12">返回x的每个值所属的半开的索引。</text:p>
        </text:list-item>
        <text:list-item>
          <text:p text:style-name="P12">qcut(x，q [，labels，retbins，precision])<text:tab/></text:p>
          <text:p text:style-name="P12">基于分位数的离散化函数。</text:p>
        </text:list-item>
        <text:list-item>
          <text:p text:style-name="P12">merge(left，right [，how，on，left_on，...]<text:tab/></text:p>
          <text:p text:style-name="P12">通过按列或索引执行数据库样式的连接操作来合并DataFrame对象。</text:p>
        </text:list-item>
        <text:list-item>
          <text:p text:style-name="P12">merge_ordered(left，right [，on，left_on，...])<text:tab/></text:p>
          <text:p text:style-name="P12">执行与为时序数据等有序数据设计的可选填充/插值合并。</text:p>
        </text:list-item>
        <text:list-item>
          <text:p text:style-name="P12">merge_asof(left，right [，on，left_on，...])<text:tab/></text:p>
          <text:p text:style-name="P12">执行asof合并。</text:p>
        </text:list-item>
        <text:list-item>
          <text:p text:style-name="P12"><text:soft-page-break/>concat(objs [，axis，join，join_axes，...])<text:tab/></text:p>
          <text:p text:style-name="P12">沿着特定轴连接<text:span text:style-name="T3">pandas</text:span>对象，沿着其他轴连接可选的设置逻辑。</text:p>
        </text:list-item>
        <text:list-item>
          <text:p text:style-name="P12">get_dummies(data [，prefix，prefix_sep，...])<text:tab/></text:p>
          <text:p text:style-name="P12">将分类变量转换为虚拟/指示符变量</text:p>
        </text:list-item>
        <text:list-item>
          <text:p text:style-name="P12">factorize(values [，sort，order，...])<text:tab/></text:p>
          <text:p text:style-name="P12">将输入值编码为枚举类型或类别变量</text:p>
        </text:list-item>
      </text:list>
      <text:h text:style-name="P42" text:outline-level="3">顶层缺失数据</text:h>
      <text:list xml:id="list5512771566007276349" text:style-name="L13">
        <text:list-item>
          <text:p text:style-name="P13">isnull(obj)<text:tab/></text:p>
          <text:p text:style-name="P13">检测缺失值(数值数组中的NaN，对象数组中的无/ NaN)</text:p>
        </text:list-item>
        <text:list-item>
          <text:p text:style-name="P13">notnull(obj)<text:tab/></text:p>
          <text:p text:style-name="P13">替换适用于对象数组的numpy.isfinite / -numpy.isnan。</text:p>
        </text:list-item>
      </text:list>
      <text:h text:style-name="P42" text:outline-level="3">顶级转化</text:h>
      <text:list xml:id="list3736545918592340619" text:style-name="L14">
        <text:list-item>
          <text:p text:style-name="P14">to_numeric(arg [，errors，downcast])<text:tab/></text:p>
          <text:p text:style-name="P14">将参数转换为数字类型。</text:p>
        </text:list-item>
      </text:list>
      <text:h text:style-name="P42" text:outline-level="3">顶级处理<text:span text:style-name="T2">时间</text:span></text:h>
      <text:list xml:id="list2144831469810550858" text:style-name="L15">
        <text:list-item>
          <text:p text:style-name="P15">to_datetime(\ * args，\ * \ * kwargs)<text:tab/></text:p>
          <text:p text:style-name="P15">将参数转换为datetime。</text:p>
        </text:list-item>
        <text:list-item>
          <text:p text:style-name="P15">to_timedelta(\ * args，\ * \ * kwargs)<text:tab/></text:p>
          <text:p text:style-name="P15">将参数转换为timedelta</text:p>
        </text:list-item>
        <text:list-item>
          <text:p text:style-name="P15">date_range([start，end，periods，freq，tz，...])<text:tab/></text:p>
          <text:p text:style-name="P15">返回固定频率日期时间索引，将日(日历)作为默认值</text:p>
        </text:list-item>
        <text:list-item>
          <text:p text:style-name="P15">bdate_range([start，end，periods，freq，tz，...])<text:tab/></text:p>
          <text:p text:style-name="P15">返回固定频率datetime索引，以工作日为默认值</text:p>
        </text:list-item>
        <text:list-item>
          <text:p text:style-name="P15">period_range([start，end，periods，freq，name])<text:tab/></text:p>
          <text:p text:style-name="P15">返回固定频率日期时间索引，将日(日历)作为默认值</text:p>
        </text:list-item>
        <text:list-item>
          <text:p text:style-name="P15">timedelta_range([start，end，periods，freq，...])<text:tab/></text:p>
          <text:p text:style-name="P15">返回固定频率timedelta索引，以天为默认值</text:p>
        </text:list-item>
        <text:list-item>
          <text:p text:style-name="P15">infer_freq(index [，warn])<text:tab/></text:p>
          <text:p text:style-name="P15">给定输入索引，推断最可能的频率。</text:p>
        </text:list-item>
      </text:list>
      <text:h text:style-name="P42" text:outline-level="3">顶级评<text:span text:style-name="T2">估</text:span></text:h>
      <text:list xml:id="list6966163963204970137" text:style-name="L16">
        <text:list-item>
          <text:p text:style-name="P16">eval(expr [，parser，engine，truediv，...])<text:tab/></text:p>
          <text:p text:style-name="P16">使用各种后端将Python表达式评估为字符串。</text:p>
        </text:list-item>
      </text:list>
      <text:h text:style-name="P42" text:outline-level="3">测试</text:h>
      <text:list xml:id="list584078222966202109" text:style-name="L17">
        <text:list-item>
          <text:p text:style-name="P17">test<text:tab/></text:p>
          <text:p text:style-name="P40">测试使用鼻子测试模块。</text:p>
        </text:list-item>
      </text:list>
      <text:p text:style-name="P3"/>
      <text:p text:style-name="P3"/>
      <text:p text:style-name="P3"/>
      <text:h text:style-name="P45" text:outline-level="1">Series</text:h>
      <text:h text:style-name="P42" text:outline-level="3">Constructor</text:h>
      <text:list xml:id="list7771817364460055577" text:style-name="L18">
        <text:list-item>
          <text:p text:style-name="P18">Series([data，index，dtype，name，copy，...])<text:tab/></text:p>
          <text:p text:style-name="P41"><text:span text:style-name="T1">带轴标签的一维参考</text:span><text:span text:style-name="T4">数组</text:span><text:span text:style-name="T3">（</text:span><text:span text:style-name="T1">包括时间序列</text:span><text:span text:style-name="T4">）</text:span><text:span text:style-name="T1">。</text:span></text:p>
        </text:list-item>
      </text:list>
      <text:h text:style-name="P42" text:outline-level="3"><text:soft-page-break/>属性</text:h>
      <text:p text:style-name="P1"/>
      <text:h text:style-name="P44" text:outline-level="3">索引：轴标签</text:h>
      <text:list xml:id="list7756215468479222155" text:style-name="L19">
        <text:list-item>
          <text:p text:style-name="P19">Series.values<text:tab/></text:p>
          <text:p text:style-name="P19">返回ndarray或<text:span text:style-name="T2">类</text:span>ndarray<text:span text:style-name="T2">的</text:span><text:span text:style-name="T3">Series</text:span></text:p>
        </text:list-item>
        <text:list-item>
          <text:p text:style-name="P19">Series.dtype<text:tab/></text:p>
          <text:p text:style-name="P19">返回底层数据的dtype对象</text:p>
        </text:list-item>
        <text:list-item>
          <text:p text:style-name="P19">Series.ftype<text:tab/></text:p>
          <text:p text:style-name="P19">返回数据<text:span text:style-name="T2">是</text:span>稀疏<text:span text:style-name="T2">还是</text:span>密集</text:p>
        </text:list-item>
        <text:list-item>
          <text:p text:style-name="P20">Series.shape<text:tab/></text:p>
          <text:p text:style-name="P20">返回基础数据的形状的元组</text:p>
        </text:list-item>
        <text:list-item>
          <text:p text:style-name="P20">Series.nbytes<text:tab/></text:p>
          <text:p text:style-name="P20">返回底层数据中的字节数</text:p>
        </text:list-item>
        <text:list-item>
          <text:p text:style-name="P20">Series.ndim<text:tab/></text:p>
          <text:p text:style-name="P20">返回底层数据的维数，</text:p>
        </text:list-item>
        <text:list-item>
          <text:p text:style-name="P20">Series.size<text:tab/></text:p>
          <text:p text:style-name="P20">返回底层数据中的元素数量</text:p>
        </text:list-item>
        <text:list-item>
          <text:p text:style-name="P20">Series.strides<text:tab/></text:p>
          <text:p text:style-name="P20">返回基础数据的步幅</text:p>
        </text:list-item>
        <text:list-item>
          <text:p text:style-name="P20">Series.itemsize<text:tab/></text:p>
          <text:p text:style-name="P20">返回底层数据项的dtype的大小</text:p>
        </text:list-item>
        <text:list-item>
          <text:p text:style-name="P20">Series.base</text:p>
          <text:p text:style-name="P20">如果基础数据的内存是，则返回基础对象</text:p>
        </text:list-item>
        <text:list-item>
          <text:p text:style-name="P20">Series.T<text:tab/></text:p>
          <text:p text:style-name="P20">返回转置</text:p>
        </text:list-item>
        <text:list-item>
          <text:p text:style-name="P20">Series.memory_usage([index，deep])<text:tab/></text:p>
          <text:p text:style-name="P20">系列的内存使用情况</text:p>
        </text:list-item>
      </text:list>
      <text:h text:style-name="P42" text:outline-level="3">转换</text:h>
      <text:list xml:id="list6629956218966807144" text:style-name="L20">
        <text:list-item>
          <text:p text:style-name="P21">Series.astype(dtype [，copy，raise_on_error])<text:tab/></text:p>
          <text:p text:style-name="P21"><text:span text:style-name="T2">转换</text:span>对象<text:span text:style-name="T2">到</text:span>输入<text:span text:style-name="T2">的</text:span>numpy.dtype</text:p>
        </text:list-item>
        <text:list-item>
          <text:p text:style-name="P21">Series.copy([deep])<text:tab/></text:p>
          <text:p text:style-name="P21">复制此对象数据。</text:p>
        </text:list-item>
        <text:list-item>
          <text:p text:style-name="P21">Series.isnull()<text:tab/></text:p>
          <text:p text:style-name="P21">返回一个布尔大小相同的对象，指示值是否为null。</text:p>
        </text:list-item>
        <text:list-item>
          <text:p text:style-name="P21">Series.notnull()<text:tab/></text:p>
          <text:p text:style-name="P21">返回一个布尔大小相同的对象，指示这些值是否为空。</text:p>
        </text:list-item>
      </text:list>
      <text:h text:style-name="P42" text:outline-level="3">索引，迭代</text:h>
      <text:list xml:id="list7075478940977546865" text:style-name="L21">
        <text:list-item>
          <text:p text:style-name="P22">Series.get(key [，default])<text:tab/></text:p>
          <text:p text:style-name="P22">从给定键的对象获取<text:span text:style-name="T5">item</text:span>(DataFrame列，面板切片等)。</text:p>
        </text:list-item>
        <text:list-item>
          <text:p text:style-name="P22">Series.at<text:tab/></text:p>
          <text:p text:style-name="P22">基于快速标签的标量访问器</text:p>
        </text:list-item>
        <text:list-item>
          <text:p text:style-name="P22">Series.iat<text:tab/></text:p>
          <text:p text:style-name="P22">快速整数位置标量存取器。</text:p>
        </text:list-item>
        <text:list-item>
          <text:p text:style-name="P22">Series.ix<text:tab/></text:p>
          <text:p text:style-name="P22">主要是基于标签位置的索引器，具有整数位置后备。</text:p>
        </text:list-item>
        <text:list-item>
          <text:p text:style-name="P22">Series.loc<text:tab/></text:p>
          <text:p text:style-name="P22">纯标签位置索引器，用于按标签选择。</text:p>
        </text:list-item>
        <text:list-item>
          <text:p text:style-name="P22">Series.iloc<text:tab/></text:p>
          <text:p text:style-name="P22"><text:soft-page-break/>纯粹基于整数位置的索引，用于按位置选择。</text:p>
        </text:list-item>
        <text:list-item>
          <text:p text:style-name="P22">Series.__iter__()<text:tab/></text:p>
          <text:p text:style-name="P22">提供对系列的值的迭代</text:p>
        </text:list-item>
        <text:list-item>
          <text:p text:style-name="P22">Series.iteritems()<text:tab/></text:p>
          <text:p text:style-name="P22">Lazily迭代(索引，值)元组</text:p>
        </text:list-item>
      </text:list>
      <text:p text:style-name="P1"/>
      <text:h text:style-name="P42" text:outline-level="3">二进制运算符函数</text:h>
      <text:list xml:id="list8960922508695558362" text:style-name="L22">
        <text:list-item>
          <text:p text:style-name="P23">Series.add(<text:span text:style-name="T10">other</text:span>[，level，fill_value，axis])<text:tab/></text:p>
          <text:p text:style-name="P23"><text:span text:style-name="T2">将</text:span>Series和<text:span text:style-name="T2">o</text:span><text:span text:style-name="T6">ther</text:span><text:span text:style-name="T2">相加</text:span>。</text:p>
        </text:list-item>
        <text:list-item>
          <text:p text:style-name="P23">Series.sub(<text:span text:style-name="T10">other</text:span>[，level，fill_value，axis])<text:tab/></text:p>
          <text:p text:style-name="P23"><text:span text:style-name="T2">将</text:span><text:span text:style-name="T6">series和other相减</text:span>。</text:p>
        </text:list-item>
        <text:list-item>
          <text:p text:style-name="P23">Series.mul(<text:span text:style-name="T10">other</text:span>[，level，fill_value，axis])<text:tab/></text:p>
          <text:p text:style-name="P23"><text:span text:style-name="T6">将series和other相乘</text:span>。</text:p>
        </text:list-item>
        <text:list-item>
          <text:p text:style-name="P23">Series.div(<text:span text:style-name="T10">other</text:span>[，level，fill_value，axis])<text:tab/></text:p>
          <text:p text:style-name="P23"><text:span text:style-name="T2">将</text:span><text:span text:style-name="T6">series和other相除</text:span>。</text:p>
        </text:list-item>
        <text:list-item>
          <text:p text:style-name="P23">Series.truediv(other [，level，fill_value，axis])<text:tab/></text:p>
          <text:p text:style-name="P23"><text:span text:style-name="T2">将</text:span><text:span text:style-name="T6">series</text:span>和<text:span text:style-name="T6">other执行浮点除法</text:span>。</text:p>
        </text:list-item>
        <text:list-item>
          <text:p text:style-name="P23">Series.floordiv(<text:span text:style-name="T10">other</text:span>[，level，fill_value，axis])<text:tab/></text:p>
          <text:p text:style-name="P23"><text:span text:style-name="T2">将</text:span><text:span text:style-name="T6">series</text:span>和<text:span text:style-name="T6">other执行整数除法</text:span>。</text:p>
        </text:list-item>
        <text:list-item>
          <text:p text:style-name="P23">Series.mod(<text:span text:style-name="T10">other</text:span>[，level，fill_value，axis])<text:tab/></text:p>
          <text:p text:style-name="P23"><text:span text:style-name="T2">求模</text:span>。</text:p>
        </text:list-item>
        <text:list-item>
          <text:p text:style-name="P23">Series.pow(<text:span text:style-name="T10">other</text:span>[，level，fill_value，axis])<text:tab/></text:p>
          <text:p text:style-name="P23"><text:span text:style-name="T6">求series</text:span>和<text:span text:style-name="T6">other</text:span>的指数幂。</text:p>
        </text:list-item>
        <text:list-item>
          <text:p text:style-name="P23">Series.radd(<text:span text:style-name="T10">other</text:span>[，level，fill_value，axis])<text:tab/></text:p>
          <text:p text:style-name="P23"><text:span text:style-name="T2">相当于</text:span><text:span text:style-name="T7">series.add()，区别不明</text:span>。</text:p>
        </text:list-item>
        <text:list-item>
          <text:p text:style-name="P24">Series.rsub(<text:span text:style-name="T10">other</text:span>[，level，fill_value，axis])<text:tab/></text:p>
          <text:p text:style-name="P24"><text:span text:style-name="T2">相当于</text:span><text:span text:style-name="T7">series.sub()，区别不明</text:span></text:p>
        </text:list-item>
        <text:list-item>
          <text:p text:style-name="P24">Series.rmul(<text:span text:style-name="T10">other</text:span>[，level，fill_value，axis])<text:tab/></text:p>
          <text:p text:style-name="P24"><text:span text:style-name="T2">相当于</text:span><text:span text:style-name="T7">series.mul()，区别不明</text:span></text:p>
        </text:list-item>
        <text:list-item>
          <text:p text:style-name="P24">Series.rdiv(<text:span text:style-name="T10">other</text:span>[，level，fill_value，axis])<text:tab/></text:p>
          <text:p text:style-name="P24"><text:span text:style-name="T2">相当于</text:span><text:span text:style-name="T7">series.div()，区别不明</text:span></text:p>
        </text:list-item>
        <text:list-item>
          <text:p text:style-name="P24">Series.rtruediv(other [，level，fill_value，axis])<text:tab/></text:p>
          <text:p text:style-name="P24"><text:span text:style-name="T2">相当于</text:span><text:span text:style-name="T7">series.truediv()，区别不明</text:span></text:p>
        </text:list-item>
        <text:list-item>
          <text:p text:style-name="P24">Series.rfloordiv(other [，level，fill_value，...])<text:tab/></text:p>
          <text:p text:style-name="P24"><text:span text:style-name="T2">相当于</text:span><text:span text:style-name="T7">series.floordiv()，区别不明</text:span></text:p>
        </text:list-item>
        <text:list-item>
          <text:p text:style-name="P24">Series.rmod(<text:span text:style-name="T10">other</text:span>[，level，fill_value，axis])<text:tab/></text:p>
          <text:p text:style-name="P24"><text:span text:style-name="T2">相当于</text:span><text:span text:style-name="T7">series.mod()，区别不明</text:span></text:p>
        </text:list-item>
        <text:list-item>
          <text:p text:style-name="P24">Series.rpow(<text:span text:style-name="T10">other</text:span>[，level，fill_value，axis])<text:tab/></text:p>
          <text:p text:style-name="P24"><text:span text:style-name="T2">相当于</text:span><text:span text:style-name="T7">series.pow，区别不明</text:span></text:p>
        </text:list-item>
        <text:list-item>
          <text:p text:style-name="P24">Series.combine(other，func [，fill_value])<text:tab/></text:p>
          <text:p text:style-name="P24">使用给定的函数对两个<text:span text:style-name="T7">series</text:span>执行元素二进制操作</text:p>
        </text:list-item>
        <text:list-item>
          <text:p text:style-name="P25">Series.combine_first(other)<text:tab/></text:p>
          <text:p text:style-name="P25">组合<text:span text:style-name="T11">Series</text:span>值，首先选择调用<text:span text:style-name="T11">Series</text:span>的值。</text:p>
        </text:list-item>
        <text:list-item>
          <text:p text:style-name="P25">Series.round([<text:span text:style-name="T11">decimals</text:span>])<text:tab/></text:p>
          <text:p text:style-name="P25">将<text:span text:style-name="T11">Series</text:span>中的每个值四舍五入为给定的小数位数。</text:p>
        </text:list-item>
        <text:list-item>
          <text:p text:style-name="P25">Series.lt(<text:span text:style-name="T10">other</text:span>[，level，fill_value，axis])<text:tab/></text:p>
          <text:p text:style-name="P25"><text:span text:style-name="T11">Series</text:span>小于other。</text:p>
        </text:list-item>
        <text:list-item>
          <text:p text:style-name="P25">Series.gt(<text:span text:style-name="T10">other</text:span>[，level，fill_value，axis])<text:tab/></text:p>
          <text:p text:style-name="P25"><text:span text:style-name="T11">Series</text:span><text:span text:style-name="T8">大</text:span>于other<text:span text:style-name="T2">。</text:span></text:p>
        </text:list-item>
        <text:list-item>
          <text:p text:style-name="P25">Series.le(<text:span text:style-name="T10">other</text:span>[，level，fill_value，axis])<text:tab/></text:p>
          <text:p text:style-name="P25"><text:span text:style-name="T11">Series</text:span>小于<text:span text:style-name="T2">等于</text:span>other。</text:p>
        </text:list-item>
        <text:list-item>
          <text:p text:style-name="P26"><text:soft-page-break/>Series.ge(<text:span text:style-name="T10">other</text:span>[，level，fill_value，axis])<text:tab/></text:p>
          <text:p text:style-name="P26"><text:span text:style-name="T11">Series</text:span><text:span text:style-name="T8">大</text:span>于<text:span text:style-name="T2">等于</text:span>other。</text:p>
        </text:list-item>
        <text:list-item>
          <text:p text:style-name="P26">Series.ne(<text:span text:style-name="T10">other</text:span>[，level，fill_value，axis])<text:tab/></text:p>
          <text:p text:style-name="P26"><text:span text:style-name="T11">Series</text:span><text:span text:style-name="T8">不</text:span><text:span text:style-name="T2">等于</text:span>other。</text:p>
        </text:list-item>
        <text:list-item>
          <text:p text:style-name="P27">Series.eq(other [，level，fill_value，axis])<text:tab/></text:p>
          <text:p text:style-name="P26"><text:span text:style-name="T11">Series</text:span><text:span text:style-name="T2">等于</text:span>other。</text:p>
        </text:list-item>
      </text:list>
      <text:h text:style-name="P42" text:outline-level="3">功能应用，GroupBy＆Window</text:h>
      <text:list xml:id="list6401899457828376657" text:style-name="L23">
        <text:list-item>
          <text:p text:style-name="P28">Series.apply(func [，convert_dtype，args])<text:tab/></text:p>
          <text:p text:style-name="P28">对Series的值调用函数。</text:p>
        </text:list-item>
        <text:list-item>
          <text:p text:style-name="P28">Series.map(arg [，na_action])<text:tab/></text:p>
          <text:p text:style-name="P28">使用输入对应关系(可以是<text:span text:style-name="T12">可以是字典，系列或函数</text:span><text:span text:style-name="T9">）</text:span></text:p>
        </text:list-item>
        <text:list-item>
          <text:p text:style-name="P28">Series.groupby([by，axis，level，as_index，...])<text:tab/></text:p>
          <text:p text:style-name="P28">使用mapper的组系列(dict或key函数，将给定函数应用于组，将结果返回为系列)或通过一系列列。</text:p>
        </text:list-item>
        <text:list-item>
          <text:p text:style-name="P28">Series.rolling(window [，min_periods，freq，...])<text:tab/></text:p>
          <text:p text:style-name="P28">提供滚动窗口计算。</text:p>
        </text:list-item>
        <text:list-item>
          <text:p text:style-name="P28">Series.expanding([min_periods，freq，...])<text:tab/></text:p>
          <text:p text:style-name="P28">提供扩展转换。</text:p>
        </text:list-item>
        <text:list-item>
          <text:p text:style-name="P28">Series.ewm([com，span，halflife，alpha，...])<text:tab/></text:p>
          <text:p text:style-name="P28">提供指数加权函数</text:p>
        </text:list-item>
      </text:list>
      <text:h text:style-name="P42" text:outline-level="3">缺少数据处理</text:h>
      <text:list xml:id="list4156835399487082107" text:style-name="L24">
        <text:list-item>
          <text:p text:style-name="P29">Series.dropna([axis，inplace])<text:tab/></text:p>
          <text:p text:style-name="P29">返回无null值的Series</text:p>
        </text:list-item>
        <text:list-item>
          <text:p text:style-name="P29">Series.fillna([value，method，axis，...])<text:tab/></text:p>
          <text:p text:style-name="P29">使用指定的方法填充NA / NaN值</text:p>
        </text:list-item>
        <text:list-item>
          <text:p text:style-name="P29">Series.interpolate([method，axis，limit，...])<text:tab/></text:p>
          <text:p text:style-name="P29">根据不同的方法内插值。</text:p>
        </text:list-item>
      </text:list>
      <text:h text:style-name="P42" text:outline-level="3">整形，整理</text:h>
      <text:list xml:id="list5399961988786579582" text:style-name="L25">
        <text:list-item>
          <text:p text:style-name="P30">Series.argsort([axis，kind，order])<text:tab/></text:p>
          <text:p text:style-name="P30">覆盖ndarray.argsort。</text:p>
        </text:list-item>
        <text:list-item>
          <text:p text:style-name="P30">Series.reorder_levels(order)<text:tab/></text:p>
          <text:p text:style-name="P30">使用输入顺序重新排列索引级别。</text:p>
        </text:list-item>
        <text:list-item>
          <text:p text:style-name="P30">Series.sort_values([axis，ascending，...])<text:tab/></text:p>
          <text:p text:style-name="P30">按任一轴的值排序</text:p>
        </text:list-item>
        <text:list-item>
          <text:p text:style-name="P30">Series.sort_index([axis，level，ascending，...])<text:tab/></text:p>
          <text:p text:style-name="P30">按标签(沿轴)对对象排序</text:p>
        </text:list-item>
        <text:list-item>
          <text:p text:style-name="P30">Series.sortlevel([level，ascending，...])<text:tab/></text:p>
          <text:p text:style-name="P30">按所选级别对MultiIndex进行排序。</text:p>
        </text:list-item>
        <text:list-item>
          <text:p text:style-name="P30">Series.swaplevel([i，j，copy])<text:tab/></text:p>
          <text:p text:style-name="P30">在MultiIndex中交换级别i和j</text:p>
        </text:list-item>
        <text:list-item>
          <text:p text:style-name="P30">Series.unstack([level，fill_value])<text:tab/></text:p>
          <text:p text:style-name="P30">Unstack，a.k.a.</text:p>
        </text:list-item>
        <text:list-item>
          <text:p text:style-name="P30">Series.searchsorted(v [，side，sorter])<text:tab/></text:p>
          <text:p text:style-name="P30">查找要插入元素以维持顺序的索引。</text:p>
        </text:list-item>
      </text:list>
      <text:h text:style-name="P42" text:outline-level="3">组合/加入/合并</text:h>
      <text:list xml:id="list5414272398888386911" text:style-name="L26">
        <text:list-item>
          <text:p text:style-name="P31">Series.append(to_append [，ignore_index，...])<text:tab/></text:p>
          <text:p text:style-name="P31">串联两个或更多Series。</text:p>
        </text:list-item>
        <text:list-item>
          <text:p text:style-name="P31">Series.replace([to_replace，value，inplace，...])<text:tab/></text:p>
          <text:p text:style-name="P31"><text:soft-page-break/>将'to_replace'中给出的值替换为'value'。</text:p>
        </text:list-item>
        <text:list-item>
          <text:p text:style-name="P31">Series.update(other)<text:tab/></text:p>
          <text:p text:style-name="P31">使用通过的系列中的非NA值修改Series。</text:p>
        </text:list-item>
      </text:list>
      <text:h text:style-name="P42" text:outline-level="3">时间序列相关</text:h>
      <text:list xml:id="list4707005493834751974" text:style-name="L27">
        <text:list-item>
          <text:p text:style-name="P32">Series.asfreq(freq [，method，how，normalize])<text:tab/></text:p>
          <text:p text:style-name="P32">将TimeSeries转换为指定的频率。</text:p>
        </text:list-item>
        <text:list-item>
          <text:p text:style-name="P32">Series.shift([periods，freq，axis])<text:tab/></text:p>
          <text:p text:style-name="P32">使用可选的时间频率按期望的周期数切换索引</text:p>
        </text:list-item>
        <text:list-item>
          <text:p text:style-name="P32">Series.first_valid_index()<text:tab/></text:p>
          <text:p text:style-name="P32">返回第一个非NA /空值的标签</text:p>
        </text:list-item>
        <text:list-item>
          <text:p text:style-name="P32">Series.last_valid_index()<text:tab/></text:p>
          <text:p text:style-name="P32">返回最后一个非NA /空值的标签</text:p>
        </text:list-item>
        <text:list-item>
          <text:p text:style-name="P32">Series.tz_convert(tz [，axis，level，copy])<text:tab/></text:p>
          <text:p text:style-name="P32">将tz轴转换为目标时区。</text:p>
        </text:list-item>
        <text:list-item>
          <text:p text:style-name="P32">Series.tz_localize(\ * args，\ * \ * kwargs)<text:tab/></text:p>
          <text:p text:style-name="P32">将tz-naive TimeSeries本地化为目标时区。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42S</meta:editing-duration>
    <meta:editing-cycles>7</meta:editing-cycles>
    <meta:generator>LibreOffice/5.2.3.3$Windows_x86 LibreOffice_project/d54a8868f08a7b39642414cf2c8ef2f228f780cf</meta:generator>
    <dc:date>2017-03-27T16:25:11.905000000</dc:date>
    <meta:document-statistic meta:table-count="0" meta:image-count="0" meta:object-count="0" meta:page-count="7" meta:paragraph-count="285" meta:word-count="2582" meta:character-count="7274" meta:non-whitespace-character-count="7035"/>
    <meta:user-defined meta:name="Info 1"/>
    <meta:user-defined meta:name="Info 2"/>
    <meta:user-defined meta:name="Info 3"/>
    <meta:user-defined meta:name="Info 4"/>
  </office:meta>
</office:document-meta>
</file>